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83H57M37.002051S" calcext:value-type="time">
            <text:p>1383:5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3H54M50.408S" calcext:value-type="time">
            <text:p>03:5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11H52M09.909S" calcext:value-type="time">
            <text:p>11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2">
          <table:table-cell table:style-name="ce77" office:value-type="date" office:date-value="2022-10-07" calcext:value-type="date">
            <text:p>10/07/22</text:p>
          </table:table-cell>
          <table:table-cell table:style-name="ce72" office:value-type="string" calcext:value-type="string">
            <text:p>sick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2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07:55:08.4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2T14:19:06.694000000</dc:date>
    <meta:editing-duration>P61DT12H16M12S</meta:editing-duration>
    <meta:editing-cycles>1624</meta:editing-cycles>
    <meta:generator>LibreOffice/7.2.6.2$Windows_X86_64 LibreOffice_project/b0ec3a565991f7569a5a7f5d24fed7f52653d754</meta:generator>
    <dc:creator>Benjamin Laws</dc:creator>
    <meta:document-statistic meta:table-count="2" meta:cell-count="1976" meta:object-count="0"/>
  </office:meta>
</office:document-meta>
</file>